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style:font-name-complex="Courier New1"/>
    </style:style>
    <style:style style:name="P2" style:family="paragraph" style:parent-style-name="Plain_20_Text">
      <style:text-properties officeooo:rsid="001e20b2" officeooo:paragraph-rsid="001e20b2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1e20b2" style:font-name-complex="Courier New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lain_20_Text"><text:bookmark text:name="_GoBack"/><text:span text:style-name="T1">Clifton M. Folsom</text:span></text:p>
      <text:p text:style-name="Plain_20_Text"><text:span text:style-name="T1">2318 Sun Spring Ct.</text:span></text:p>
      <text:p text:style-name="Plain_20_Text"><text:span text:style-name="T1">Spring, TX 77373</text:span></text:p>
      <text:p text:style-name="Plain_20_Text"><text:span text:style-name="T1">Cell: (850) 228-8601</text:span></text:p>
      <text:p text:style-name="P1"/>
      <text:p text:style-name="Plain_20_Text"><text:span text:style-name="T1">CFolsom86@gmail.com</text:span></text:p>
      <text:p text:style-name="P1"/>
      <text:p text:style-name="Plain_20_Text"><text:span text:style-name="T1">https://www.folsom-prism.com</text:span></text:p>
      <text:p text:style-name="P1"/>
      <text:p text:style-name="Plain_20_Text"><text:span text:style-name="T1">Experienced Chef, with experience in management, menu creation and inventory. Exemplifies leadership and professionalism, with a consistent record of achievement looking to expand skills inside or outside of the restaurant industry. Experience in programming languages as well as website design.</text:span></text:p>
      <text:p text:style-name="P1"/>
      <text:p text:style-name="Plain_20_Text"><text:span text:style-name="T1">EDUCATION: <text:s/></text:span></text:p>
      <text:p text:style-name="Plain_20_Text"><text:span text:style-name="T1">Keiser University <text:s text:c="8"/>Culinary Arts Program <text:s text:c="17"/>Tallahassee, FL <text:s text:c="14"/>April 2010 <text:s text:c="5"/></text:span></text:p>
      <text:p text:style-name="P1"/>
      <text:p text:style-name="Plain_20_Text"><text:span text:style-name="T1">EXPERIENCE:</text:span></text:p>
      <text:p text:style-name="P1"/>
      <text:p text:style-name="Plain_20_Text"><text:span text:style-name="T1">DECODE Digital <text:tab/><text:tab/><text:tab/><text:tab/><text:tab/><text:tab/><text:tab/>Houston, TX<text:tab/>2021 - Present</text:span></text:p>
      <text:p text:style-name="Plain_20_Text"><text:span text:style-name="T1">Junior Web Developer</text:span></text:p>
      <text:p text:style-name="Plain_20_Text"><text:span text:style-name="T1">• Multi-tasked across multiple functions and roles to meet deadlines and organizational expectations </text:span></text:p>
      <text:p text:style-name="Plain_20_Text"><text:span text:style-name="T1">• Built website interfaces using HTML, CSS, Javascript and more</text:span></text:p>
      <text:p text:style-name="Plain_20_Text"><text:span text:style-name="T1">• Developed page layouts and navigation tools that met or exceeded expectations </text:span></text:p>
      <text:p text:style-name="Plain_20_Text"><text:span text:style-name="T1">• Strengthened intranet and sub-sites to bolster internal communication strategies</text:span></text:p>
      <text:p text:style-name="Plain_20_Text"><text:span text:style-name="T1">• Implemented Google SEO and ad camplaigns </text:span></text:p>
      <text:p text:style-name="Plain_20_Text"><text:span text:style-name="T1">• Provided front-end web development using AEM, Wordpress, Hubspot, and many more</text:span></text:p>
      <text:p text:style-name="Plain_20_Text"><text:span text:style-name="T1">• Coded websites using HTML, CSS&lt; JS, React and JQuery</text:span></text:p>
      <text:p text:style-name="Plain_20_Text"><text:span text:style-name="T1">• Ran debugging tools to eliminate flaws and errors prior to publishing</text:span></text:p>
      <text:p text:style-name="Plain_20_Text"><text:span text:style-name="T1">• Adhered to SEO standards and best practices</text:span></text:p>
      <text:p text:style-name="P1"/>
      <text:p text:style-name="P1"/>
      <text:p text:style-name="Plain_20_Text"><text:span text:style-name="T1">Mellow Mushroom<text:tab/><text:tab/><text:tab/><text:tab/> <text:s text:c="8"/><text:tab/><text:tab/>Spring, TX<text:tab/>2019-</text:span><text:span text:style-name="T2">2021</text:span></text:p>
      <text:p text:style-name="Plain_20_Text"><text:span text:style-name="T1">Kitchen Manager</text:span></text:p>
      <text:p text:style-name="Plain_20_Text"><text:span text:style-name="T1">• Responsible for scheduling kitchen and bar staff</text:span></text:p>
      <text:p text:style-name="Plain_20_Text"><text:span text:style-name="T1">• Responsible for inventory management as well as order procurement</text:span></text:p>
      <text:p text:style-name="Plain_20_Text"><text:span text:style-name="T1">• Responsible for hiring and training new staff members in accordance with policy and procedure</text:span></text:p>
      <text:p text:style-name="Plain_20_Text"><text:span text:style-name="T1">• Maintain labor and food cost budgets in accordance with company standards</text:span></text:p>
      <text:p text:style-name="Plain_20_Text"><text:span text:style-name="T1">• Ensure work procedures, quality standards and menu specifications adhered to</text:span></text:p>
      <text:p text:style-name="Plain_20_Text"><text:span text:style-name="T1">• Assisted in rolling out new promotions and creating new promotional menu items</text:span></text:p>
      <text:p text:style-name="Plain_20_Text"><text:span text:style-name="T1">• Coordinate and communicate on orders with serving staff and Front of House management</text:span></text:p>
      <text:p text:style-name="Plain_20_Text"><text:soft-page-break/><text:span text:style-name="T1">• Maintain high levels of customer service standards and exceed customer expectation</text:span></text:p>
      <text:p text:style-name="Plain_20_Text"><text:span text:style-name="T1">• Receive orders, process payments and respond appropriately to customer concerns</text:span></text:p>
      <text:p text:style-name="P1"/>
      <text:p text:style-name="Plain_20_Text"><text:span text:style-name="T1">Amazon Fulfillment Center <text:s text:c="48"/><text:tab/><text:tab/>Houston, TX<text:tab/>2018-2018 <text:s text:c="17"/></text:span></text:p>
      <text:p text:style-name="Plain_20_Text"><text:span text:style-name="T1">Problem Solver</text:span></text:p>
      <text:p text:style-name="Plain_20_Text"><text:span text:style-name="T1">• Ensured correct items were located and shipped by cut-off time </text:span></text:p>
      <text:p text:style-name="Plain_20_Text"><text:span text:style-name="T1">• Located lost items in warehouse to ensure appropriate labeling for shipping </text:span></text:p>
      <text:p text:style-name="Plain_20_Text"><text:span text:style-name="T1">• Responsible for restocking of overage items as well as replacing damaged items prior to shipment </text:span></text:p>
      <text:p text:style-name="Plain_20_Text"><text:span text:style-name="T1">• Reached out to vendors for timely replacement of items for shipment </text:span></text:p>
      <text:p text:style-name="Plain_20_Text"><text:span text:style-name="T1">• Responsible for training new staff members following company guidelines </text:span></text:p>
      <text:p text:style-name="Plain_20_Text"><text:span text:style-name="T1">• Ensure individual items are sent to correct department utilizing computerized routing tools </text:span></text:p>
      <text:p text:style-name="P1"/>
      <text:p text:style-name="Plain_20_Text"><text:span text:style-name="T1">Wild Ginger Restaurant <text:s text:c="51"/><text:tab/><text:tab/>Conroe, TX<text:tab/> <text:s/>2017-2018 <text:s text:c="18"/></text:span></text:p>
      <text:p text:style-name="Plain_20_Text"><text:span text:style-name="T1">Teppanyaki Chef </text:span></text:p>
      <text:p text:style-name="Plain_20_Text"><text:span text:style-name="T1">• Ensure the correct food portions are provided for each chef during prep </text:span></text:p>
      <text:p text:style-name="Plain_20_Text"><text:span text:style-name="T1">• Responsible for ensuring all breaks are covered, as well as assisting other chefs with daily duties </text:span></text:p>
      <text:p text:style-name="Plain_20_Text"><text:span text:style-name="T1">• Ensure appropriate food labels, date stamps, etc. are being used appropriately by all staff </text:span></text:p>
      <text:p text:style-name="Plain_20_Text"><text:span text:style-name="T1">• Maintain sanitary and safe working environment and workspace </text:span></text:p>
      <text:p text:style-name="Plain_20_Text"><text:span text:style-name="T1">• Assist in inventory &amp; cost control of all food, operating supplies, as well as beverages </text:span></text:p>
      <text:p text:style-name="Plain_20_Text"><text:span text:style-name="T1">• Break down large cuts of beef, chicken, fish to prepare for dinner service </text:span></text:p>
      <text:p text:style-name="Plain_20_Text"><text:span text:style-name="T1">• Responsible for ensuring labor hours remain under budget </text:span></text:p>
      <text:p text:style-name="P1"/>
      <text:p text:style-name="P1"/>
      <text:p text:style-name="Plain_20_Text"><text:span text:style-name="T1">Leadership &amp; Technical Competencies</text:span></text:p>
      <text:p text:style-name="Plain_20_Text"><text:span text:style-name="T1">- Team Leadership</text:span></text:p>
      <text:p text:style-name="Plain_20_Text"><text:span text:style-name="T1">- Customer Relationship Management</text:span></text:p>
      <text:p text:style-name="Plain_20_Text"><text:span text:style-name="T1">- Vendor Sourcing</text:span></text:p>
      <text:p text:style-name="Plain_20_Text"><text:span text:style-name="T1">- Business Analysis</text:span></text:p>
      <text:p text:style-name="Plain_20_Text"><text:span text:style-name="T1">- Inventory Management </text:span></text:p>
      <text:p text:style-name="Plain_20_Text"><text:span text:style-name="T1">- Menu Creation &amp; Pricing</text:span></text:p>
      <text:p text:style-name="P1"/>
      <text:p text:style-name="Plain_20_Text"><text:span text:style-name="T1">Languages &amp; Software: HTML, CSS, JavaScript, </text:span><text:span text:style-name="T2">React,</text:span><text:span text:style-name="T1"> Microsoft Office, Adobe, </text:span><text:span text:style-name="T2">Github, AWS, Microsoft Azure, GoDaddy/hosting</text:span></text:p>
      <text:p text:style-name="P2"><text:span text:style-name="T1"/></text:p>
      <text:p text:style-name="P2"><text:span text:style-name="T1">Content Management System experience: Adobe Experience Manager, Wordpress, Shopify, Drupal, CrownPeak, and more.</text:span></text:p>
      <text:p text:style-name="P1"/>
      <text:p text:style-name="Plain_20_Text"><text:span text:style-name="T1">References Available Upon Reques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lain_20_Text" style:display-name="Plain Text" style:family="paragraph" style:parent-style-name="Standard" loext:linked-style-name="Plain_20_Text_20_Char">
      <style:paragraph-properties fo:margin-top="0in" fo:margin-bottom="0in" style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 loext:linked-style-name="Plain_20_Tex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425in" fo:margin-right="1.042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rd</meta:initial-creator>
    <meta:editing-cycles>3</meta:editing-cycles>
    <meta:creation-date>2022-12-07T15:57:00</meta:creation-date>
    <dc:date>2022-12-08T09:08:25.489571734</dc:date>
    <meta:editing-duration>PT22H55M45S</meta:editing-duration>
    <meta:generator>LibreOffice/7.3.7.2$Linux_X86_64 LibreOffice_project/30$Build-2</meta:generator>
    <meta:document-statistic meta:table-count="0" meta:image-count="0" meta:object-count="0" meta:page-count="2" meta:paragraph-count="59" meta:word-count="523" meta:character-count="3737" meta:non-whitespace-character-count="3045"/>
    <meta:user-defined meta:name="AppVersion">16.0000</meta:user-defined>
    <meta:user-defined meta:name="DocSecurity" meta:value-type="float">4</meta:user-defined>
    <meta:template xlink:type="simple" xlink:actuate="onRequest" xlink:title="Normal" xlink:href=""/>
  </office:meta>
</office:document-meta>
</file>